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0.7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y_error_max_a1_t0028_r0001" table:style-name="ta1">
        <table:shapes>
          <draw:frame draw:z-index="0" draw:style-name="gr1" draw:text-style-name="P1" svg:width="159.99mm" svg:height="89.99mm" svg:x="1mm" svg:y="41.65mm">
            <loext:p draw:notify-on-update-of-ranges="summary_error_max_a1_t0028_r0001.A4:summary_error_max_a1_t0028_r0001.A4 summary_error_max_a1_t0028_r0001.B4:summary_error_max_a1_t0028_r0001.P4 summary_error_max_a1_t0028_r0001.A5:summary_error_max_a1_t0028_r0001.A5 summary_error_max_a1_t0028_r0001.B5:summary_error_max_a1_t0028_r0001.P5 summary_error_max_a1_t0028_r0001.A6:summary_error_max_a1_t0028_r0001.A6 summary_error_max_a1_t0028_r0001.B6:summary_error_max_a1_t0028_r0001.P6 summary_error_max_a1_t0028_r0001.A7:summary_error_max_a1_t0028_r0001.A7 summary_error_max_a1_t0028_r0001.B7:summary_error_max_a1_t0028_r0001.P7 summary_error_max_a1_t0028_r0001.A8:summary_error_max_a1_t0028_r0001.A8 summary_error_max_a1_t0028_r0001.B8:summary_error_max_a1_t0028_r0001.P8 summary_error_max_a1_t0028_r0001.A9:summary_error_max_a1_t0028_r0001.A9 summary_error_max_a1_t0028_r0001.B9:summary_error_max_a1_t0028_r0001.P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5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#TI MAX Error vs. resolution, MPI ranks=1, threads=2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TX Simulation typ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TY Resolu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\SimType</text:p>
          </table:table-cell>
          <table:table-cell office:value-type="string" calcext:value-type="string">
            <text:p>nr_spec_spec_agrid</text:p>
          </table:table-cell>
          <table:table-cell office:value-type="string" calcext:value-type="string">
            <text:p>rexi_par_m000064</text:p>
          </table:table-cell>
          <table:table-cell office:value-type="string" calcext:value-type="string">
            <text:p>rexi_par_m000128</text:p>
          </table:table-cell>
          <table:table-cell office:value-type="string" calcext:value-type="string">
            <text:p>rexi_par_m000256</text:p>
          </table:table-cell>
          <table:table-cell office:value-type="string" calcext:value-type="string">
            <text:p>rexi_par_m000512</text:p>
          </table:table-cell>
          <table:table-cell office:value-type="string" calcext:value-type="string">
            <text:p>rexi_par_m001024</text:p>
          </table:table-cell>
          <table:table-cell office:value-type="string" calcext:value-type="string">
            <text:p>rexi_par_m002048</text:p>
          </table:table-cell>
          <table:table-cell office:value-type="string" calcext:value-type="string">
            <text:p>rexi_par_m008192</text:p>
          </table:table-cell>
          <table:table-cell office:value-type="string" calcext:value-type="string">
            <text:p>rexi_par_m016384</text:p>
          </table:table-cell>
          <table:table-cell office:value-type="string" calcext:value-type="string">
            <text:p>rexi_par_m032768</text:p>
          </table:table-cell>
          <table:table-cell office:value-type="string" calcext:value-type="string">
            <text:p>rexi_par_m065536</text:p>
          </table:table-cell>
          <table:table-cell office:value-type="string" calcext:value-type="string">
            <text:p>rexi_par_m131072</text:p>
          </table:table-cell>
          <table:table-cell office:value-type="string" calcext:value-type="string">
            <text:p>rexi_par_m262144</text:p>
          </table:table-cell>
          <table:table-cell office:value-type="string" calcext:value-type="string">
            <text:p>rexi_par_m1048576</text:p>
          </table:table-cell>
          <table:table-cell office:value-type="string" calcext:value-type="string">
            <text:p>rexi_par_m20971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64857915504" calcext:value-type="float">
            <text:p>0.0016485792</text:p>
          </table:table-cell>
          <table:table-cell office:value-type="float" office:value="1.62842286497" calcext:value-type="float">
            <text:p>1.628422865</text:p>
          </table:table-cell>
          <table:table-cell office:value-type="float" office:value="1.62842286496" calcext:value-type="float">
            <text:p>1.628422865</text:p>
          </table:table-cell>
          <table:table-cell office:value-type="float" office:value="1.62842286495" calcext:value-type="float">
            <text:p>1.628422865</text:p>
          </table:table-cell>
          <table:table-cell office:value-type="float" office:value="0.890269739867" calcext:value-type="float">
            <text:p>0.8902697399</text:p>
          </table:table-cell>
          <table:table-cell office:value-type="float" office:value="0.0153895150462" calcext:value-type="float">
            <text:p>0.015389515</text:p>
          </table:table-cell>
          <table:table-cell office:value-type="float" office:value="0.00448925341355" calcext:value-type="float">
            <text:p>0.0044892534</text:p>
          </table:table-cell>
          <table:table-cell office:value-type="float" office:value="0.000271193385339" calcext:value-type="float">
            <text:p>0.0002711934</text:p>
          </table:table-cell>
          <table:table-cell office:value-type="float" office:value="0.0000148285749493" calcext:value-type="float">
            <text:p>1.48285749493E-05</text:p>
          </table:table-cell>
          <table:table-cell office:value-type="float" office:value="0.00000567009370234" calcext:value-type="float">
            <text:p>5.67009370234E-06</text:p>
          </table:table-cell>
          <table:table-cell office:value-type="float" office:value="0.00000233500897551" calcext:value-type="float">
            <text:p>0.000002335</text:p>
          </table:table-cell>
          <table:table-cell office:value-type="float" office:value="0.000000936912478267" calcext:value-type="float">
            <text:p>9.36912478267E-07</text:p>
          </table:table-cell>
          <table:table-cell office:value-type="float" office:value="0.000000252396812561" calcext:value-type="float">
            <text:p>2.52396812561E-07</text:p>
          </table:table-cell>
          <table:table-cell office:value-type="float" office:value="0.0000000262355039915" calcext:value-type="float">
            <text:p>2.62355039915E-08</text:p>
          </table:table-cell>
          <table:table-cell office:value-type="float" office:value="0.0000000114372378235" calcext:value-type="float">
            <text:p>1.14372378235E-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23304150377" calcext:value-type="float">
            <text:p>0.0001233042</text:p>
          </table:table-cell>
          <table:table-cell office:value-type="float" office:value="1.64598977809" calcext:value-type="float">
            <text:p>1.6459897781</text:p>
          </table:table-cell>
          <table:table-cell office:value-type="float" office:value="1.64598977808" calcext:value-type="float">
            <text:p>1.6459897781</text:p>
          </table:table-cell>
          <table:table-cell office:value-type="float" office:value="1.64598977807" calcext:value-type="float">
            <text:p>1.6459897781</text:p>
          </table:table-cell>
          <table:table-cell office:value-type="float" office:value="0.942659653175" calcext:value-type="float">
            <text:p>0.9426596532</text:p>
          </table:table-cell>
          <table:table-cell office:value-type="float" office:value="0.0158459270046" calcext:value-type="float">
            <text:p>0.015845927</text:p>
          </table:table-cell>
          <table:table-cell office:value-type="float" office:value="0.00462683075747" calcext:value-type="float">
            <text:p>0.0046268308</text:p>
          </table:table-cell>
          <table:table-cell office:value-type="float" office:value="0.000279582389879" calcext:value-type="float">
            <text:p>0.0002795824</text:p>
          </table:table-cell>
          <table:table-cell office:value-type="float" office:value="0.0000152872284711" calcext:value-type="float">
            <text:p>1.52872284711E-05</text:p>
          </table:table-cell>
          <table:table-cell office:value-type="float" office:value="0.00000584531693848" calcext:value-type="float">
            <text:p>5.84531693848E-06</text:p>
          </table:table-cell>
          <table:table-cell office:value-type="float" office:value="0.00000240700052156" calcext:value-type="float">
            <text:p>0.000002407</text:p>
          </table:table-cell>
          <table:table-cell office:value-type="float" office:value="0.000000965626439697" calcext:value-type="float">
            <text:p>9.65626439697E-07</text:p>
          </table:table-cell>
          <table:table-cell office:value-type="float" office:value="0.000000259921587364" calcext:value-type="float">
            <text:p>2.59921587364E-07</text:p>
          </table:table-cell>
          <table:table-cell office:value-type="float" office:value="0.000000026759438887" calcext:value-type="float">
            <text:p>2.6759438887E-08</text:p>
          </table:table-cell>
          <table:table-cell office:value-type="float" office:value="0.0000000114692566555" calcext:value-type="float">
            <text:p>1.14692566555E-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83323988076" calcext:value-type="float">
            <text:p>8.3323988076E-06</text:p>
          </table:table-cell>
          <table:table-cell office:value-type="float" office:value="1.64356770999" calcext:value-type="float">
            <text:p>1.64356771</text:p>
          </table:table-cell>
          <table:table-cell office:value-type="float" office:value="1.64356770998" calcext:value-type="float">
            <text:p>1.64356771</text:p>
          </table:table-cell>
          <table:table-cell office:value-type="float" office:value="1.64356770997" calcext:value-type="float">
            <text:p>1.64356771</text:p>
          </table:table-cell>
          <table:table-cell office:value-type="float" office:value="0.955690282121" calcext:value-type="float">
            <text:p>0.9556902821</text:p>
          </table:table-cell>
          <table:table-cell office:value-type="float" office:value="0.0159433488528" calcext:value-type="float">
            <text:p>0.0159433489</text:p>
          </table:table-cell>
          <table:table-cell office:value-type="float" office:value="0.00464819712837" calcext:value-type="float">
            <text:p>0.0046481971</text:p>
          </table:table-cell>
          <table:table-cell office:value-type="float" office:value="0.000280799087042" calcext:value-type="float">
            <text:p>0.0002807991</text:p>
          </table:table-cell>
          <table:table-cell office:value-type="float" office:value="0.0000153535438683" calcext:value-type="float">
            <text:p>1.53535438683E-05</text:p>
          </table:table-cell>
          <table:table-cell office:value-type="float" office:value="0.0000058706672077" calcext:value-type="float">
            <text:p>5.8706672077E-06</text:p>
          </table:table-cell>
          <table:table-cell office:value-type="float" office:value="0.00000241742806817" calcext:value-type="float">
            <text:p>2.41742806817E-06</text:p>
          </table:table-cell>
          <table:table-cell office:value-type="float" office:value="0.000000969799717421" calcext:value-type="float">
            <text:p>9.69799717421E-07</text:p>
          </table:table-cell>
          <table:table-cell office:value-type="float" office:value="0.000000261032928162" calcext:value-type="float">
            <text:p>0.000000261</text:p>
          </table:table-cell>
          <table:table-cell office:value-type="float" office:value="0.0000000268591404673" calcext:value-type="float">
            <text:p>2.68591404673E-08</text:p>
          </table:table-cell>
          <table:table-cell office:value-type="float" office:value="0.0000000114698710529" calcext:value-type="float">
            <text:p>1.14698710529E-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0540118774897" calcext:value-type="float">
            <text:p>5.40118774897E-07</text:p>
          </table:table-cell>
          <table:table-cell office:value-type="float" office:value="1.64703946849" calcext:value-type="float">
            <text:p>1.6470394685</text:p>
          </table:table-cell>
          <table:table-cell office:value-type="float" office:value="1.64703946848" calcext:value-type="float">
            <text:p>1.6470394685</text:p>
          </table:table-cell>
          <table:table-cell office:value-type="float" office:value="1.64703946847" calcext:value-type="float">
            <text:p>1.6470394685</text:p>
          </table:table-cell>
          <table:table-cell office:value-type="float" office:value="0.958857375729" calcext:value-type="float">
            <text:p>0.9588573757</text:p>
          </table:table-cell>
          <table:table-cell office:value-type="float" office:value="0.0159612642374" calcext:value-type="float">
            <text:p>0.0159612642</text:p>
          </table:table-cell>
          <table:table-cell office:value-type="float" office:value="0.00464959657031" calcext:value-type="float">
            <text:p>0.0046495966</text:p>
          </table:table-cell>
          <table:table-cell office:value-type="float" office:value="0.000280899224911" calcext:value-type="float">
            <text:p>0.0002808992</text:p>
          </table:table-cell>
          <table:table-cell office:value-type="float" office:value="0.0000153591477466" calcext:value-type="float">
            <text:p>1.53591477466E-05</text:p>
          </table:table-cell>
          <table:table-cell office:value-type="float" office:value="0.00000587282077302" calcext:value-type="float">
            <text:p>5.87282077302E-06</text:p>
          </table:table-cell>
          <table:table-cell office:value-type="float" office:value="0.000002418314343" calcext:value-type="float">
            <text:p>2.418314343E-06</text:p>
          </table:table-cell>
          <table:table-cell office:value-type="float" office:value="0.000000970153575697" calcext:value-type="float">
            <text:p>9.70153575697E-07</text:p>
          </table:table-cell>
          <table:table-cell office:value-type="float" office:value="0.000000261125962853" calcext:value-type="float">
            <text:p>2.61125962853E-07</text:p>
          </table:table-cell>
          <table:table-cell office:value-type="float" office:value="0.0000000268752047283" calcext:value-type="float">
            <text:p>2.68752047283E-08</text:p>
          </table:table-cell>
          <table:table-cell office:value-type="float" office:value="0.0000000114708558208" calcext:value-type="float">
            <text:p>1.14708558208E-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00343743084862" calcext:value-type="float">
            <text:p>3.43743084862E-08</text:p>
          </table:table-cell>
          <table:table-cell office:value-type="float" office:value="1.64785516456" calcext:value-type="float">
            <text:p>1.6478551646</text:p>
          </table:table-cell>
          <table:table-cell office:value-type="float" office:value="1.64785516455" calcext:value-type="float">
            <text:p>1.6478551646</text:p>
          </table:table-cell>
          <table:table-cell office:value-type="float" office:value="1.64785516454" calcext:value-type="float">
            <text:p>1.6478551645</text:p>
          </table:table-cell>
          <table:table-cell office:value-type="float" office:value="0.959631252637" calcext:value-type="float">
            <text:p>0.9596312526</text:p>
          </table:table-cell>
          <table:table-cell office:value-type="float" office:value="0.0159592785218" calcext:value-type="float">
            <text:p>0.0159592785</text:p>
          </table:table-cell>
          <table:table-cell office:value-type="float" office:value="0.00464979306704" calcext:value-type="float">
            <text:p>0.0046497931</text:p>
          </table:table-cell>
          <table:table-cell office:value-type="float" office:value="0.000280919369439" calcext:value-type="float">
            <text:p>0.0002809194</text:p>
          </table:table-cell>
          <table:table-cell office:value-type="float" office:value="0.0000153601811037" calcext:value-type="float">
            <text:p>1.53601811037E-05</text:p>
          </table:table-cell>
          <table:table-cell office:value-type="float" office:value="0.00000587320888323" calcext:value-type="float">
            <text:p>5.87320888323E-06</text:p>
          </table:table-cell>
          <table:table-cell office:value-type="float" office:value="0.00000241847303295" calcext:value-type="float">
            <text:p>2.41847303295E-06</text:p>
          </table:table-cell>
          <table:table-cell office:value-type="float" office:value="0.000000970216677665" calcext:value-type="float">
            <text:p>9.70216677665E-07</text:p>
          </table:table-cell>
          <table:table-cell office:value-type="float" office:value="0.000000261142344193" calcext:value-type="float">
            <text:p>2.61142344193E-07</text:p>
          </table:table-cell>
          <table:table-cell office:value-type="float" office:value="0.0000000268747279986" calcext:value-type="float">
            <text:p>2.68747279986E-08</text:p>
          </table:table-cell>
          <table:table-cell office:value-type="string" calcext:value-type="string">
            <text:p>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30T11:47:42.404635127</dc:date>
    <dc:creator>martin </dc:creator>
    <meta:editing-duration>PT1M8S</meta:editing-duration>
    <meta:editing-cycles>1</meta:editing-cycles>
    <meta:document-statistic meta:table-count="1" meta:cell-count="99" meta:object-count="1"/>
    <meta:generator>LibreOffice/5.0.3.2$Linux_X86_64 LibreOffice_project/e5f16313668ac592c1bfb310f4390624e3dbfb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89cm" svg:y="3.205cm" style:legend-expansion="high" chart:style-name="ch2"/>
        <chart:plot-area chart:style-name="ch3" table:cell-range-address="summary_error_max_a1_t0028_r0001.A4:summary_error_max_a1_t0028_r0001.P9" chart:data-source-has-labels="both" svg:x="0.32cm" svg:y="0.18cm" svg:width="14.049cm" svg:height="8.64cm">
          <chartooo:coordinate-region svg:x="2.344cm" svg:y="0.18cm" svg:width="12.025cm" svg:height="5.741cm"/>
          <chart:axis chart:dimension="x" chart:name="primary-x" chart:style-name="ch4" chartooo:axis-type="auto">
            <chartooo:date-scale/>
            <chart:categories table:cell-range-address="summary_error_max_a1_t0028_r0001.B4:summary_error_max_a1_t0028_r0001.P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_error_max_a1_t0028_r0001.B5:summary_error_max_a1_t0028_r0001.P5" chart:label-cell-address="summary_error_max_a1_t0028_r0001.A5:summary_error_max_a1_t0028_r0001.A5" chart:class="chart:bar">
            <chart:data-point chart:repeated="15"/>
          </chart:series>
          <chart:series chart:style-name="ch8" chart:values-cell-range-address="summary_error_max_a1_t0028_r0001.B6:summary_error_max_a1_t0028_r0001.P6" chart:label-cell-address="summary_error_max_a1_t0028_r0001.A6:summary_error_max_a1_t0028_r0001.A6" chart:class="chart:bar">
            <chart:data-point chart:repeated="15"/>
          </chart:series>
          <chart:series chart:style-name="ch9" chart:values-cell-range-address="summary_error_max_a1_t0028_r0001.B7:summary_error_max_a1_t0028_r0001.P7" chart:label-cell-address="summary_error_max_a1_t0028_r0001.A7:summary_error_max_a1_t0028_r0001.A7" chart:class="chart:bar">
            <chart:data-point chart:repeated="15"/>
          </chart:series>
          <chart:series chart:style-name="ch10" chart:values-cell-range-address="summary_error_max_a1_t0028_r0001.B8:summary_error_max_a1_t0028_r0001.P8" chart:label-cell-address="summary_error_max_a1_t0028_r0001.A8:summary_error_max_a1_t0028_r0001.A8" chart:class="chart:bar">
            <chart:data-point chart:repeated="15"/>
          </chart:series>
          <chart:series chart:style-name="ch11" chart:values-cell-range-address="summary_error_max_a1_t0028_r0001.B9:summary_error_max_a1_t0028_r0001.P9" chart:label-cell-address="summary_error_max_a1_t0028_r0001.A9:summary_error_max_a1_t0028_r0001.A9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r_spec_spec_agrid</text:p>
                <draw:g>
                  <svg:desc>summary_error_max_a1_t0028_r0001.B4:summary_error_max_a1_t0028_r0001.P4</svg:desc>
                </draw:g>
              </table:table-cell>
              <table:table-cell office:value-type="string">
                <text:p>rexi_par_m000064</text:p>
              </table:table-cell>
              <table:table-cell office:value-type="string">
                <text:p>rexi_par_m000128</text:p>
              </table:table-cell>
              <table:table-cell office:value-type="string">
                <text:p>rexi_par_m000256</text:p>
              </table:table-cell>
              <table:table-cell office:value-type="string">
                <text:p>rexi_par_m000512</text:p>
              </table:table-cell>
              <table:table-cell office:value-type="string">
                <text:p>rexi_par_m001024</text:p>
              </table:table-cell>
              <table:table-cell office:value-type="string">
                <text:p>rexi_par_m002048</text:p>
              </table:table-cell>
              <table:table-cell office:value-type="string">
                <text:p>rexi_par_m008192</text:p>
              </table:table-cell>
              <table:table-cell office:value-type="string">
                <text:p>rexi_par_m016384</text:p>
              </table:table-cell>
              <table:table-cell office:value-type="string">
                <text:p>rexi_par_m032768</text:p>
              </table:table-cell>
              <table:table-cell office:value-type="string">
                <text:p>rexi_par_m065536</text:p>
              </table:table-cell>
              <table:table-cell office:value-type="string">
                <text:p>rexi_par_m131072</text:p>
              </table:table-cell>
              <table:table-cell office:value-type="string">
                <text:p>rexi_par_m262144</text:p>
              </table:table-cell>
              <table:table-cell office:value-type="string">
                <text:p>rexi_par_m1048576</text:p>
              </table:table-cell>
              <table:table-cell office:value-type="string">
                <text:p>rexi_par_m2097152</text:p>
              </table:table-cell>
            </table:table-row>
          </table:table-header-rows>
          <table:table-rows>
            <table:table-row>
              <table:table-cell office:value-type="string">
                <text:p>32</text:p>
                <draw:g>
                  <svg:desc>summary_error_max_a1_t0028_r0001.A5:summary_error_max_a1_t0028_r0001.A5</svg:desc>
                </draw:g>
              </table:table-cell>
              <table:table-cell office:value-type="float" office:value="0.00164857915504">
                <text:p>0.00164857915504</text:p>
                <draw:g>
                  <svg:desc>summary_error_max_a1_t0028_r0001.B5:summary_error_max_a1_t0028_r0001.P5</svg:desc>
                </draw:g>
              </table:table-cell>
              <table:table-cell office:value-type="float" office:value="1.62842286497">
                <text:p>1.62842286497</text:p>
              </table:table-cell>
              <table:table-cell office:value-type="float" office:value="1.62842286496">
                <text:p>1.62842286496</text:p>
              </table:table-cell>
              <table:table-cell office:value-type="float" office:value="1.62842286495">
                <text:p>1.62842286495</text:p>
              </table:table-cell>
              <table:table-cell office:value-type="float" office:value="0.890269739867">
                <text:p>0.890269739867</text:p>
              </table:table-cell>
              <table:table-cell office:value-type="float" office:value="0.0153895150462">
                <text:p>0.0153895150462</text:p>
              </table:table-cell>
              <table:table-cell office:value-type="float" office:value="0.00448925341355">
                <text:p>0.00448925341355</text:p>
              </table:table-cell>
              <table:table-cell office:value-type="float" office:value="0.000271193385339">
                <text:p>0.000271193385339</text:p>
              </table:table-cell>
              <table:table-cell office:value-type="float" office:value="0.0000148285749493">
                <text:p>0.0000148285749493</text:p>
              </table:table-cell>
              <table:table-cell office:value-type="float" office:value="0.00000567009370234">
                <text:p>0.00000567009370234</text:p>
              </table:table-cell>
              <table:table-cell office:value-type="float" office:value="0.00000233500897551">
                <text:p>0.00000233500897551</text:p>
              </table:table-cell>
              <table:table-cell office:value-type="float" office:value="0.000000936912478267">
                <text:p>0.000000936912478267</text:p>
              </table:table-cell>
              <table:table-cell office:value-type="float" office:value="0.000000252396812561">
                <text:p>0.000000252396812561</text:p>
              </table:table-cell>
              <table:table-cell office:value-type="float" office:value="0.0000000262355039915">
                <text:p>0.0000000262355039915</text:p>
              </table:table-cell>
              <table:table-cell office:value-type="float" office:value="0.0000000114372378235">
                <text:p>0.0000000114372378235</text:p>
              </table:table-cell>
            </table:table-row>
            <table:table-row>
              <table:table-cell office:value-type="string">
                <text:p>64</text:p>
                <draw:g>
                  <svg:desc>summary_error_max_a1_t0028_r0001.A6:summary_error_max_a1_t0028_r0001.A6</svg:desc>
                </draw:g>
              </table:table-cell>
              <table:table-cell office:value-type="float" office:value="0.000123304150377">
                <text:p>0.000123304150377</text:p>
                <draw:g>
                  <svg:desc>summary_error_max_a1_t0028_r0001.B6:summary_error_max_a1_t0028_r0001.P6</svg:desc>
                </draw:g>
              </table:table-cell>
              <table:table-cell office:value-type="float" office:value="1.64598977809">
                <text:p>1.64598977809</text:p>
              </table:table-cell>
              <table:table-cell office:value-type="float" office:value="1.64598977808">
                <text:p>1.64598977808</text:p>
              </table:table-cell>
              <table:table-cell office:value-type="float" office:value="1.64598977807">
                <text:p>1.64598977807</text:p>
              </table:table-cell>
              <table:table-cell office:value-type="float" office:value="0.942659653175">
                <text:p>0.942659653175</text:p>
              </table:table-cell>
              <table:table-cell office:value-type="float" office:value="0.0158459270046">
                <text:p>0.0158459270046</text:p>
              </table:table-cell>
              <table:table-cell office:value-type="float" office:value="0.00462683075747">
                <text:p>0.00462683075747</text:p>
              </table:table-cell>
              <table:table-cell office:value-type="float" office:value="0.000279582389879">
                <text:p>0.000279582389879</text:p>
              </table:table-cell>
              <table:table-cell office:value-type="float" office:value="0.0000152872284711">
                <text:p>0.0000152872284711</text:p>
              </table:table-cell>
              <table:table-cell office:value-type="float" office:value="0.00000584531693848">
                <text:p>0.00000584531693848</text:p>
              </table:table-cell>
              <table:table-cell office:value-type="float" office:value="0.00000240700052156">
                <text:p>0.00000240700052156</text:p>
              </table:table-cell>
              <table:table-cell office:value-type="float" office:value="0.000000965626439697">
                <text:p>0.000000965626439697</text:p>
              </table:table-cell>
              <table:table-cell office:value-type="float" office:value="0.000000259921587364">
                <text:p>0.000000259921587364</text:p>
              </table:table-cell>
              <table:table-cell office:value-type="float" office:value="0.000000026759438887">
                <text:p>0.000000026759438887</text:p>
              </table:table-cell>
              <table:table-cell office:value-type="float" office:value="0.0000000114692566555">
                <text:p>0.0000000114692566555</text:p>
              </table:table-cell>
            </table:table-row>
            <table:table-row>
              <table:table-cell office:value-type="string">
                <text:p>128</text:p>
                <draw:g>
                  <svg:desc>summary_error_max_a1_t0028_r0001.A7:summary_error_max_a1_t0028_r0001.A7</svg:desc>
                </draw:g>
              </table:table-cell>
              <table:table-cell office:value-type="float" office:value="0.0000083323988076">
                <text:p>0.0000083323988076</text:p>
                <draw:g>
                  <svg:desc>summary_error_max_a1_t0028_r0001.B7:summary_error_max_a1_t0028_r0001.P7</svg:desc>
                </draw:g>
              </table:table-cell>
              <table:table-cell office:value-type="float" office:value="1.64356770999">
                <text:p>1.64356770999</text:p>
              </table:table-cell>
              <table:table-cell office:value-type="float" office:value="1.64356770998">
                <text:p>1.64356770998</text:p>
              </table:table-cell>
              <table:table-cell office:value-type="float" office:value="1.64356770997">
                <text:p>1.64356770997</text:p>
              </table:table-cell>
              <table:table-cell office:value-type="float" office:value="0.955690282121">
                <text:p>0.955690282121</text:p>
              </table:table-cell>
              <table:table-cell office:value-type="float" office:value="0.0159433488528">
                <text:p>0.0159433488528</text:p>
              </table:table-cell>
              <table:table-cell office:value-type="float" office:value="0.00464819712837">
                <text:p>0.00464819712837</text:p>
              </table:table-cell>
              <table:table-cell office:value-type="float" office:value="0.000280799087042">
                <text:p>0.000280799087042</text:p>
              </table:table-cell>
              <table:table-cell office:value-type="float" office:value="0.0000153535438683">
                <text:p>0.0000153535438683</text:p>
              </table:table-cell>
              <table:table-cell office:value-type="float" office:value="0.0000058706672077">
                <text:p>0.0000058706672077</text:p>
              </table:table-cell>
              <table:table-cell office:value-type="float" office:value="0.00000241742806817">
                <text:p>0.00000241742806817</text:p>
              </table:table-cell>
              <table:table-cell office:value-type="float" office:value="0.000000969799717421">
                <text:p>0.000000969799717421</text:p>
              </table:table-cell>
              <table:table-cell office:value-type="float" office:value="0.000000261032928162">
                <text:p>0.000000261032928162</text:p>
              </table:table-cell>
              <table:table-cell office:value-type="float" office:value="0.0000000268591404673">
                <text:p>0.0000000268591404673</text:p>
              </table:table-cell>
              <table:table-cell office:value-type="float" office:value="0.0000000114698710529">
                <text:p>0.0000000114698710529</text:p>
              </table:table-cell>
            </table:table-row>
            <table:table-row>
              <table:table-cell office:value-type="string">
                <text:p>256</text:p>
                <draw:g>
                  <svg:desc>summary_error_max_a1_t0028_r0001.A8:summary_error_max_a1_t0028_r0001.A8</svg:desc>
                </draw:g>
              </table:table-cell>
              <table:table-cell office:value-type="float" office:value="0.000000540118774897">
                <text:p>0.000000540118774897</text:p>
                <draw:g>
                  <svg:desc>summary_error_max_a1_t0028_r0001.B8:summary_error_max_a1_t0028_r0001.P8</svg:desc>
                </draw:g>
              </table:table-cell>
              <table:table-cell office:value-type="float" office:value="1.64703946849">
                <text:p>1.64703946849</text:p>
              </table:table-cell>
              <table:table-cell office:value-type="float" office:value="1.64703946848">
                <text:p>1.64703946848</text:p>
              </table:table-cell>
              <table:table-cell office:value-type="float" office:value="1.64703946847">
                <text:p>1.64703946847</text:p>
              </table:table-cell>
              <table:table-cell office:value-type="float" office:value="0.958857375729">
                <text:p>0.958857375729</text:p>
              </table:table-cell>
              <table:table-cell office:value-type="float" office:value="0.0159612642374">
                <text:p>0.0159612642374</text:p>
              </table:table-cell>
              <table:table-cell office:value-type="float" office:value="0.00464959657031">
                <text:p>0.00464959657031</text:p>
              </table:table-cell>
              <table:table-cell office:value-type="float" office:value="0.000280899224911">
                <text:p>0.000280899224911</text:p>
              </table:table-cell>
              <table:table-cell office:value-type="float" office:value="0.0000153591477466">
                <text:p>0.0000153591477466</text:p>
              </table:table-cell>
              <table:table-cell office:value-type="float" office:value="0.00000587282077302">
                <text:p>0.00000587282077302</text:p>
              </table:table-cell>
              <table:table-cell office:value-type="float" office:value="0.000002418314343">
                <text:p>0.000002418314343</text:p>
              </table:table-cell>
              <table:table-cell office:value-type="float" office:value="0.000000970153575697">
                <text:p>0.000000970153575697</text:p>
              </table:table-cell>
              <table:table-cell office:value-type="float" office:value="0.000000261125962853">
                <text:p>0.000000261125962853</text:p>
              </table:table-cell>
              <table:table-cell office:value-type="float" office:value="0.0000000268752047283">
                <text:p>0.0000000268752047283</text:p>
              </table:table-cell>
              <table:table-cell office:value-type="float" office:value="0.0000000114708558208">
                <text:p>0.0000000114708558208</text:p>
              </table:table-cell>
            </table:table-row>
            <table:table-row>
              <table:table-cell office:value-type="string">
                <text:p>512</text:p>
                <draw:g>
                  <svg:desc>summary_error_max_a1_t0028_r0001.A9:summary_error_max_a1_t0028_r0001.A9</svg:desc>
                </draw:g>
              </table:table-cell>
              <table:table-cell office:value-type="float" office:value="0.0000000343743084862">
                <text:p>0.0000000343743084862</text:p>
                <draw:g>
                  <svg:desc>summary_error_max_a1_t0028_r0001.B9:summary_error_max_a1_t0028_r0001.P9</svg:desc>
                </draw:g>
              </table:table-cell>
              <table:table-cell office:value-type="float" office:value="1.64785516456">
                <text:p>1.64785516456</text:p>
              </table:table-cell>
              <table:table-cell office:value-type="float" office:value="1.64785516455">
                <text:p>1.64785516455</text:p>
              </table:table-cell>
              <table:table-cell office:value-type="float" office:value="1.64785516454">
                <text:p>1.64785516454</text:p>
              </table:table-cell>
              <table:table-cell office:value-type="float" office:value="0.959631252637">
                <text:p>0.959631252637</text:p>
              </table:table-cell>
              <table:table-cell office:value-type="float" office:value="0.0159592785218">
                <text:p>0.0159592785218</text:p>
              </table:table-cell>
              <table:table-cell office:value-type="float" office:value="0.00464979306704">
                <text:p>0.00464979306704</text:p>
              </table:table-cell>
              <table:table-cell office:value-type="float" office:value="0.000280919369439">
                <text:p>0.000280919369439</text:p>
              </table:table-cell>
              <table:table-cell office:value-type="float" office:value="0.0000153601811037">
                <text:p>0.0000153601811037</text:p>
              </table:table-cell>
              <table:table-cell office:value-type="float" office:value="0.00000587320888323">
                <text:p>0.00000587320888323</text:p>
              </table:table-cell>
              <table:table-cell office:value-type="float" office:value="0.00000241847303295">
                <text:p>0.00000241847303295</text:p>
              </table:table-cell>
              <table:table-cell office:value-type="float" office:value="0.000000970216677665">
                <text:p>0.000000970216677665</text:p>
              </table:table-cell>
              <table:table-cell office:value-type="float" office:value="0.000000261142344193">
                <text:p>0.000000261142344193</text:p>
              </table:table-cell>
              <table:table-cell office:value-type="float" office:value="0.0000000268747279986">
                <text:p>0.00000002687472799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